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17e318" officeooo:paragraph-rsid="0017e318" style:font-weight-asian="bold" style:font-weight-complex="bold"/>
    </style:style>
    <style:style style:name="P2" style:family="paragraph" style:parent-style-name="Standard">
      <style:paragraph-properties fo:text-align="justify" style:justify-single-word="false"/>
      <style:text-properties style:font-name="Times New Roman" fo:font-weight="bold" officeooo:rsid="0017e318" officeooo:paragraph-rsid="0017e318" style:font-weight-asian="bold" style:font-weight-complex="bold"/>
    </style:style>
    <style:style style:name="P3" style:family="paragraph" style:parent-style-name="Standard">
      <style:paragraph-properties fo:text-align="justify" style:justify-single-word="false"/>
      <style:text-properties style:font-name="Times New Roman" fo:font-weight="bold" officeooo:rsid="0017e318" officeooo:paragraph-rsid="00278aa4" style:font-weight-asian="bold" style:font-weight-complex="bold"/>
    </style:style>
    <style:style style:name="P4" style:family="paragraph" style:parent-style-name="Standard">
      <style:paragraph-properties fo:text-align="justify" style:justify-single-word="false"/>
      <style:text-properties style:font-name="Times New Roman" fo:font-weight="bold" officeooo:rsid="0017e318" officeooo:paragraph-rsid="0027ab37" style:font-weight-asian="bold" style:font-weight-complex="bold"/>
    </style:style>
    <style:style style:name="P5" style:family="paragraph" style:parent-style-name="Standard">
      <style:paragraph-properties fo:text-align="justify" style:justify-single-word="false"/>
      <style:text-properties style:font-name="Times New Roman" officeooo:paragraph-rsid="00278aa4"/>
    </style:style>
    <style:style style:name="P6" style:family="paragraph" style:parent-style-name="Standard">
      <style:paragraph-properties fo:text-align="justify" style:justify-single-word="false"/>
      <style:text-properties officeooo:paragraph-rsid="0017e318"/>
    </style:style>
    <style:style style:name="P7" style:family="paragraph" style:parent-style-name="Standard">
      <style:paragraph-properties fo:text-align="justify" style:justify-single-word="false"/>
      <style:text-properties officeooo:paragraph-rsid="001cf7af"/>
    </style:style>
    <style:style style:name="P8" style:family="paragraph" style:parent-style-name="Standard">
      <style:paragraph-properties fo:text-align="justify" style:justify-single-word="false"/>
      <style:text-properties officeooo:paragraph-rsid="001f7f09"/>
    </style:style>
    <style:style style:name="P9" style:family="paragraph" style:parent-style-name="Standard">
      <style:paragraph-properties fo:text-align="justify" style:justify-single-word="false"/>
      <style:text-properties style:font-name="Arial" fo:font-size="12pt" fo:font-style="normal" fo:font-weight="normal" officeooo:rsid="0017e318" officeooo:paragraph-rsid="0017e318"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Times New Roman" fo:font-size="12pt" fo:font-style="normal" fo:font-weight="bold" officeooo:rsid="0017e318" officeooo:paragraph-rsid="0017e318"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style:font-name="Times New Roman" fo:font-size="12pt" fo:font-style="normal" fo:font-weight="bold" officeooo:rsid="0019c8df" officeooo:paragraph-rsid="0017e318" style:font-size-asian="12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style:font-name="Times New Roman" fo:font-size="12pt" fo:font-style="normal" fo:font-weight="normal" officeooo:rsid="001cf7af" officeooo:paragraph-rsid="0017e318"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Times New Roman" fo:font-weight="bold" officeooo:rsid="0017e318" officeooo:paragraph-rsid="0027ab37" style:font-weight-asian="bold" style:font-weight-complex="bold"/>
    </style:style>
    <style:style style:name="P14" style:family="paragraph" style:parent-style-name="Standard">
      <style:paragraph-properties fo:text-align="justify" style:justify-single-word="false"/>
      <style:text-properties style:font-name="Times New Roman" fo:font-weight="bold" officeooo:rsid="0027b180" officeooo:paragraph-rsid="0027b180" style:font-weight-asian="bold" style:font-weight-complex="bold"/>
    </style:style>
    <style:style style:name="P15" style:family="paragraph" style:parent-style-name="Standard">
      <style:paragraph-properties fo:text-align="justify" style:justify-single-word="false"/>
      <style:text-properties style:font-name="Times New Roman" fo:font-weight="bold" officeooo:rsid="0027b180" officeooo:paragraph-rsid="002853f6" style:font-weight-asian="bold" style:font-weight-complex="bold"/>
    </style:style>
    <style:style style:name="P1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12fcd" officeooo:paragraph-rsid="001f7f09" style:text-blinking="false"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ed474" officeooo:paragraph-rsid="001ed474" style:text-blinking="false"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text-position="0% 100%" style:font-name="Times New Roman" fo:font-size="12pt" fo:font-style="normal" fo:font-weight="normal" officeooo:rsid="00229388" officeooo:paragraph-rsid="0017e318"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text-position="0% 100%" style:font-name="Times New Roman" fo:font-size="12pt" fo:font-style="normal" fo:font-weight="bold" officeooo:rsid="00278aa4" officeooo:paragraph-rsid="00278aa4" style:font-size-asian="12pt" style:font-style-asian="normal" style:font-weight-asian="bold" style:font-size-complex="12pt" style:font-style-complex="normal" style:font-weight-complex="bold"/>
    </style:style>
    <style:style style:name="T1" style:family="text">
      <style:text-properties style:font-name="Arial" fo:font-size="12pt" fo:font-weight="normal" officeooo:rsid="0017e318" style:font-size-asian="12pt" style:font-weight-asian="normal" style:font-size-complex="12pt" style:font-weight-complex="normal"/>
    </style:style>
    <style:style style:name="T2" style:family="text">
      <style:text-properties style:font-name="Arial" fo:font-size="12pt" fo:font-style="italic" fo:font-weight="normal" officeooo:rsid="0017e318" style:font-size-asian="12pt" style:font-style-asian="italic" style:font-weight-asian="normal" style:font-size-complex="12pt" style:font-style-complex="italic" style:font-weight-complex="normal"/>
    </style:style>
    <style:style style:name="T3" style:family="text">
      <style:text-properties style:font-name="Arial" fo:font-size="12pt" fo:font-style="normal" fo:font-weight="normal" officeooo:rsid="0017e318" style:font-size-asian="12pt" style:font-style-asian="normal" style:font-weight-asian="normal" style:font-size-complex="12pt" style:font-style-complex="normal" style:font-weight-complex="normal"/>
    </style:style>
    <style:style style:name="T4" style:family="text">
      <style:text-properties style:font-name="Times New Roman" fo:font-weight="normal" officeooo:rsid="0017e318" style:font-weight-asian="normal" style:font-weight-complex="normal"/>
    </style:style>
    <style:style style:name="T5" style:family="text">
      <style:text-properties style:font-name="Times New Roman" fo:font-size="12pt" fo:font-style="normal" fo:font-weight="bold" officeooo:rsid="0019c8df" style:font-size-asian="12pt" style:font-style-asian="normal" style:font-weight-asian="bold" style:font-size-complex="12pt" style:font-style-complex="normal" style:font-weight-complex="bold"/>
    </style:style>
    <style:style style:name="T6" style:family="text">
      <style:text-properties style:font-name="Times New Roman" fo:font-size="12pt" fo:font-style="normal" fo:font-weight="normal" officeooo:rsid="0019c8df"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officeooo:rsid="001afc84" style:font-size-asian="12pt" style:font-style-asian="normal" style:font-weight-asian="normal" style:font-size-complex="12pt" style:font-style-complex="normal" style:font-weight-complex="normal"/>
    </style:style>
    <style:style style:name="T8" style:family="text">
      <style:text-properties style:font-name="Times New Roman" fo:font-size="12pt" fo:font-style="normal" fo:font-weight="normal" officeooo:rsid="001cf7af"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1cf7af"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229388"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249282" style:font-size-asian="12pt" style:font-style-asian="normal" style:font-weight-asian="normal" style:font-size-complex="12pt" style:font-style-complex="normal" style:font-weight-complex="normal"/>
    </style:style>
    <style:style style:name="T13" style:family="text">
      <style:text-properties fo:font-size="12pt" fo:font-style="normal" fo:font-weight="normal" officeooo:rsid="00278aa4" style:font-size-asian="12pt" style:font-style-asian="normal" style:font-weight-asian="normal" style:font-size-complex="12pt" style:font-style-complex="normal" style:font-weight-complex="normal"/>
    </style:style>
    <style:style style:name="T14" style:family="text">
      <style:text-properties fo:font-size="12pt" fo:font-style="normal" fo:font-weight="normal" officeooo:rsid="0027ab37" style:font-size-asian="12pt" style:font-style-asian="normal" style:font-weight-asian="normal" style:font-size-complex="12pt" style:font-style-complex="normal" style:font-weight-complex="normal"/>
    </style:style>
    <style:style style:name="T15" style:family="text">
      <style:text-properties fo:font-size="12pt" fo:font-style="normal" style:font-size-asian="12pt" style:font-style-asian="normal" style:font-size-complex="12pt" style:font-style-complex="normal"/>
    </style:style>
    <style:style style:name="T16" style:family="text">
      <style:text-properties fo:font-size="12pt" fo:font-style="normal" officeooo:rsid="0019c8df" style:font-size-asian="12pt" style:font-style-asian="normal" style:font-size-complex="12pt" style:font-style-complex="normal"/>
    </style:style>
    <style:style style:name="T17" style:family="text">
      <style:text-properties fo:font-size="12pt" fo:font-style="normal" officeooo:rsid="001ed474" style:font-size-asian="12pt" style:font-style-asian="normal" style:font-size-complex="12pt" style:font-style-complex="normal"/>
    </style:style>
    <style:style style:name="T18" style:family="text">
      <style:text-properties fo:font-size="12pt" fo:font-style="italic" fo:font-weight="normal" officeooo:rsid="00249282" style:font-size-asian="12pt" style:font-style-asian="italic" style:font-weight-asian="normal" style:font-size-complex="12pt" style:font-style-complex="italic" style:font-weight-complex="normal"/>
    </style:style>
    <style:style style:name="T1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cf7af" style:text-blinking="false"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ed474" style:text-blinking="false"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f7f09" style:text-blinking="false"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12fcd" style:text-blinking="false"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officeooo:rsid="001cf7af" style:text-blinking="false" style:font-size-asian="12pt" style:font-style-asian="italic" style:font-weight-asian="normal" style:font-size-complex="12pt" style:font-style-complex="italic" style:font-weight-complex="normal"/>
    </style:style>
    <style:style style:name="T24"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officeooo:rsid="00212fcd" style:text-blinking="false" style:font-size-asian="12pt" style:font-style-asian="italic" style:font-weight-asian="normal" style:font-size-complex="12pt" style:font-style-complex="italic" style:font-weight-complex="normal"/>
    </style:style>
    <style:style style:name="T25" style:family="text">
      <style:text-properties style:text-position="super 58%" fo:font-size="12pt" fo:font-style="normal" fo:font-weight="normal" officeooo:rsid="00229388" style:font-size-asian="12pt" style:font-style-asian="normal" style:font-weight-asian="normal" style:font-size-complex="12pt" style:font-style-complex="normal" style:font-weight-complex="normal"/>
    </style:style>
    <style:style style:name="T26" style:family="text">
      <style:text-properties style:text-position="super 58%" fo:font-size="12pt" fo:font-style="normal" fo:font-weight="normal" officeooo:rsid="00249282" style:font-size-asian="12pt" style:font-style-asian="normal" style:font-weight-asian="normal" style:font-size-complex="12pt" style:font-style-complex="normal" style:font-weight-complex="normal"/>
    </style:style>
    <style:style style:name="T27" style:family="text">
      <style:text-properties style:text-position="0% 100%" fo:font-size="12pt" fo:font-style="normal" fo:font-weight="normal" officeooo:rsid="00229388" style:font-size-asian="12pt" style:font-style-asian="normal" style:font-weight-asian="normal" style:font-size-complex="12pt" style:font-style-complex="normal" style:font-weight-complex="normal"/>
    </style:style>
    <style:style style:name="T28" style:family="text">
      <style:text-properties style:text-position="0% 100%" fo:font-size="12pt" fo:font-style="normal" fo:font-weight="normal" officeooo:rsid="00265a07" style:font-size-asian="12pt" style:font-style-asian="normal" style:font-weight-asian="normal" style:font-size-complex="12pt" style:font-style-complex="normal" style:font-weight-complex="normal"/>
    </style:style>
    <style:style style:name="T29" style:family="text">
      <style:text-properties style:text-position="0% 100%" fo:font-size="12pt" fo:font-style="normal" fo:font-weight="normal" officeooo:rsid="00278aa4" style:font-size-asian="12pt" style:font-style-asian="normal" style:font-weight-asian="normal" style:font-size-complex="12pt" style:font-style-complex="normal" style:font-weight-complex="normal"/>
    </style:style>
    <style:style style:name="T30" style:family="text">
      <style:text-properties style:text-position="0% 100%" fo:font-size="12pt" fo:font-style="normal" fo:font-weight="normal" officeooo:rsid="002853f6" style:font-size-asian="12pt" style:font-style-asian="normal" style:font-weight-asian="normal" style:font-size-complex="12pt" style:font-style-complex="normal" style:font-weight-complex="normal"/>
    </style:style>
    <style:style style:name="T31" style:family="text">
      <style:text-properties style:text-position="0% 100%" fo:font-size="12pt" fo:font-style="normal" fo:font-weight="normal" officeooo:rsid="00299c58" style:font-size-asian="12pt" style:font-style-asian="normal" style:font-weight-asian="normal" style:font-size-complex="12pt" style:font-style-complex="normal" style:font-weight-complex="normal"/>
    </style:style>
    <style:style style:name="T32" style:family="text">
      <style:text-properties style:text-position="0% 100%" fo:font-size="12pt" fo:font-style="normal" style:font-size-asian="12pt" style:font-style-asian="normal" style:font-size-complex="12pt" style:font-style-complex="normal"/>
    </style:style>
    <style:style style:name="T33" style:family="text">
      <style:text-properties style:text-position="0% 100%" fo:font-size="12pt" fo:font-style="normal" officeooo:rsid="00229388" style:font-size-asian="12pt" style:font-style-asian="normal" style:font-size-complex="12pt" style:font-style-complex="normal"/>
    </style:style>
    <style:style style:name="T34" style:family="text">
      <style:text-properties style:text-position="0% 100%" fo:font-size="12pt" fo:font-style="normal" officeooo:rsid="00278aa4" style:font-size-asian="12pt" style:font-style-asian="normal" style:font-size-complex="12pt" style:font-style-complex="normal"/>
    </style:style>
    <style:style style:name="T35" style:family="text">
      <style:text-properties style:text-position="0% 100%" fo:font-size="12pt" fo:font-style="normal" officeooo:rsid="0027ab37" style:font-size-asian="12pt" style:font-style-asian="normal" style:font-size-complex="12pt" style:font-style-complex="normal"/>
    </style:style>
    <style:style style:name="T36" style:family="text">
      <style:text-properties style:text-position="0% 100%" fo:font-size="12pt" fo:font-style="italic" fo:font-weight="normal" officeooo:rsid="002853f6" style:font-size-asian="12pt" style:font-style-asian="italic" style:font-weight-asian="normal" style:font-size-complex="12pt" style:font-style-complex="italic" style:font-weight-complex="normal"/>
    </style:style>
    <style:style style:name="fr1" style:family="graphic" style:parent-style-name="Formula">
      <style:graphic-properties style:run-through="foreground" style:wrap="parallel" style:number-wrapped-paragraphs="no-limit" style:wrap-contour="false" style:vertical-pos="middle"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RESUMO</text:p>
      <text:p text:style-name="P1"/>
      <text:p text:style-name="P6"><text:span text:style-name="T4"><text:tab/></text:span><text:span text:style-name="T1">Um dos grandes problemas na criação de um campeonato é a geração da tabela de jogos, devido à complexidade do problema e também da falta de </text:span><text:span text:style-name="T2">softwares </text:span><text:span text:style-name="T3"><text:s/>gratuitos que realizam essa função. As grandes federações e organizações da área esportiva utilizam sistemas para elaboração de suas competições, mas na maioria das situações são exclusivos e não oferecem alguma versão aberta e simplificada para a comunidade externa. </text:span></text:p>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2"><text:soft-page-break/><text:span text:style-name="T15">1. I</text:span><text:span text:style-name="T16">ntrodução</text:span></text:p>
      <text:p text:style-name="P10"/>
      <text:p text:style-name="P2"><text:span text:style-name="T15">1.1. <text:s/></text:span><text:span text:style-name="T16">Problema na </text:span><text:span text:style-name="T17">alocação de recursos</text:span></text:p>
      <text:p text:style-name="P11"/>
      <text:p text:style-name="P7"><text:span text:style-name="T5"><text:tab/></text:span><text:span text:style-name="T6">Em muitas ocasiões </text:span><text:span text:style-name="T7">problemáticas</text:span><text:span text:style-name="T6"> do cotidiano, como alocação de horários escolares, entregas em empresas de transporte e também na criação de tabelas </text:span><text:span text:style-name="T7">de campeonatos esportivos, são utilizados, para obter um resultado rápido e em alguma das vezes o melhor, técnicas heurísticas para solucioná-las. </text:span><text:span text:style-name="T8">Atualmente, vários tipos de algorítimos são usados para a resolução dessas adversidades como o </text:span><text:span text:style-name="T23">Simulated annealing, </text:span><text:span text:style-name="T19">Algoritmo Guloso, Busca Tabu, entre outros. </text:span><text:span text:style-name="T20">Problemas desse tipo são determinados com várias restrições fazendo com que a sua resolução seja mais complexa. Quanto maior for o número de restrições apresentadas, maior são as dificuldades para se chegar ao resultado, ou seja, o número de restrições é diretamente proporcional a dificuldade encontrada para a resolução do problema.</text:span></text:p>
      <text:p text:style-name="P8"><text:span text:style-name="T20"><text:s/><text:tab/>Em muitos campeonatos esportivos, existe a necessidade de que uma tabela seja gerada respeitando </text:span><text:span text:style-name="T21">alguns requisitos escolhidos por seus organizadores. Desde de grandes torneios, como o Campeonato Brasileiro de Futebol, que necessita de um grande trabalho para geração da tabela de jogos até a de campeonato amadores, que não necessita de várias restrições. </text:span><text:span text:style-name="T20">As maiores dificuldade</text:span><text:span text:style-name="T21">s</text:span><text:span text:style-name="T20"> na resolução de tarefas como essa são fazer com que todos os times se enfrentem no mínimo uma vez ou duas, dependendo da <text:s/>competição, e </text:span><text:span text:style-name="T21">também com que todas rodadas com oponentes diferentes.</text:span></text:p>
      <text:p text:style-name="P8"><text:span text:style-name="T21"><text:tab/></text:span><text:span text:style-name="T22">Além da quantidade de de restrições, outro fator é a quantidade de times, quanto maior for a quantidade de times, mais possibilidades poderiam acontecer. De acordo com Concílio e Zuben (2002) través equação a seguir, é possível determinar o número de turnos possíveis para </text:span><text:span text:style-name="T24">n </text:span><text:span text:style-name="T22">é:</text:span></text:p>
      <text:p text:style-name="P16"/>
      <text:p text:style-name="P16"/>
      <text:p text:style-name="P17"><draw:frame draw:style-name="fr1" draw:name="Objeto1" text:anchor-type="char" svg:width="8.116cm" svg:height="0.848cm" draw:z-index="0"><draw:object xlink:href="./Object 1" xlink:type="simple" xlink:show="embed" xlink:actuate="onLoad"/><draw:image xlink:href="./ObjectReplacements/Object 1" xlink:type="simple" xlink:show="embed" xlink:actuate="onLoad"/></draw:frame></text:p>
      <text:p text:style-name="P12"/>
      <text:p text:style-name="P12"/>
      <text:p text:style-name="P12"/>
      <text:p text:style-name="P2"><text:span text:style-name="T10"><text:tab/></text:span><text:span text:style-name="T11">Considerando essa equação, se tivermos um torneio com </text:span><text:span text:style-name="T12">18</text:span><text:span text:style-name="T11"> equipes, </text:span><text:span text:style-name="T12">como o Campeonato Alemão de Futebol (</text:span><text:span text:style-name="T18">Bundesliga</text:span><text:span text:style-name="T12">),</text:span><text:span text:style-name="T11"> o número de turnos factíveis seria igual </text:span><text:span text:style-name="T12">1</text:span><text:span text:style-name="T11">,</text:span><text:span text:style-name="T12">7383</text:span><text:span text:style-name="T11">x10</text:span><text:span text:style-name="T25">1</text:span><text:span text:style-name="T26">02</text:span><text:span text:style-name="T27">, algo impossível de ser encontrado por um humano </text:span><text:span text:style-name="T28">em pouco tempo</text:span><text:span text:style-name="T27">.</text:span></text:p>
      <text:p text:style-name="P18"/>
      <text:p text:style-name="P3"><text:span text:style-name="T33">1.</text:span><text:span text:style-name="T34">2</text:span><text:span text:style-name="T33">. <text:s/></text:span><text:span text:style-name="T34">Objetivos do trabalho</text:span></text:p>
      <text:p text:style-name="P19"/>
      <text:p text:style-name="P3"><text:span text:style-name="T34"><text:tab/></text:span><text:span text:style-name="T29">Pensando numa maior acessibilidade e facilidade na criação de competições de amadoras, estudantis e outras competições regionais de menores repercussão, foi planejado e </text:span><text:span text:style-name="T30">foi</text:span><text:span text:style-name="T29"> desenvolvi</text:span><text:span text:style-name="T30">d</text:span><text:span text:style-name="T29">o o projeto. Através do sistema desenvolvido, é possível gerar tabelas de acordo com os times cadastrados, com uma prioridade definida pelo usuário e através da distância viajada pelos times entre os seus campos e o do</text:span><text:span text:style-name="T30">s</text:span><text:span text:style-name="T29"> adversário</text:span><text:span text:style-name="T30">s</text:span><text:span text:style-name="T29"> definir o local onde será realizado a partida.</text:span></text:p>
      <text:p text:style-name="P5"><text:span text:style-name="T9"><text:tab/></text:span><text:span text:style-name="T13">Em busca de uma tabela gerada de forma mais rápida, que não necessariamente seja a melhor</text:span><text:span text:style-name="T9"><text:tab/>, </text:span><text:span text:style-name="T13">e também visando as prioridades definidas pelo usuário o time a tabela será gerada através de um Algoritmo Guloso. Através da</text:span><text:span text:style-name="T9"> utilização de uma interface simples e intuitiva </text:span><text:span text:style-name="T13">o usuário irá gerenciar os dados</text:span><text:span text:style-name="T9">. Essa, como todo o sistema, está sendo desenvolvido na linguagem JAV</text:span><text:span text:style-name="T14">A, o que diferencia é a tabela que será extraída através de um arquivo .html.</text:span></text:p>
      <text:p text:style-name="P19"><text:tab/></text:p>
      <text:p text:style-name="P19"/>
      <text:p text:style-name="P19"/>
      <text:p text:style-name="P19"/>
      <text:p text:style-name="P19"/>
      <text:p text:style-name="P19"/>
      <text:p text:style-name="P19"/>
      <text:p text:style-name="P14"><text:soft-page-break/><text:span text:style-name="T34">1.</text:span><text:span text:style-name="T32">3. Importância do tema</text:span></text:p>
      <text:p text:style-name="P15"><text:span text:style-name="T32"><text:tab/><text:tab/></text:span></text:p>
      <text:p text:style-name="P15"><text:span text:style-name="T30"><text:tab/>A principal importância ao trabalhar o tema é ter o primeiro trabalho voltado para a resolução deste problema. É se esperado que futuramente o trabalha seja desenvolvido em outras etapas, complementando a escrita nesse documento. Além de outro fator, na qual esse sistema poderá ser usado para gerar as tabelas de pequenos campeonatos, como as competições estudantis de vários municípios.</text:span></text:p>
      <text:p text:style-name="P15"><text:span text:style-name="T30"><text:tab/>Apesar do grandes números de campeonatos pequenos, como já citados: amadores, estudantis, entre outros; poucos </text:span><text:span text:style-name="T36">softwares </text:span><text:span text:style-name="T30">existem no mercado para atender o funcionamento dos organizadores. Os aplicativos e programas usados, em alguns casos, trabalham com a geração randômica dos confrontos. Muitas vezes são usados sorteadores para fazer esses confrontos, fazendo assim não permitir que ocorra nenhuma restrição no problema.</text:span></text:p>
      <text:p text:style-name="P15"><text:span text:style-name="T36"><text:tab/></text:span><text:span text:style-name="T30">Ao trabalhar o tema descrito, algumas pesquisas tiveram que ser realizadas, devido ao tema não ter feito parte da matriz curricular do curso. Isso, faz com que se aprenda alguns temas não orientados anteriormente no decorrer do curso.</text:span></text:p>
      <text:p text:style-name="P15"><text:span text:style-name="T30"/></text:p>
      <text:p text:style-name="P15"><text:span text:style-name="T32">1.4. Estrutura do trabalho</text:span></text:p>
      <text:p text:style-name="P4"><text:span text:style-name="T34"/></text:p>
      <text:p text:style-name="P4"><text:span text:style-name="T34"><text:tab/></text:span><text:span text:style-name="T31">Este documento está separado em tópicos ou seções. Ele está dividido em sete seções principais, sendo uma elas essa introdução. O próximo tópico a ser abordado mostra a bibliografia usada na construção do trabalho, essas contribuem no interpretação do restante do documento, apresentando os métodos usados como Algorítimo Guloso e como funciona. Além disso a seção dois apresenta a visão de outros autores sobre esse problema.</text:span></text:p>
      <text:p text:style-name="P4"><text:span text:style-name="T34"/></text:p>
      <text:p text:style-name="P4"><text:span text:style-name="T34"/></text:p>
      <text:p text:style-name="P4"><text:span text:style-name="T34">2</text:span><text:span text:style-name="T33">. <text:s/></text:span><text:span text:style-name="T35">Revisão Bibliográf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7:43:18.253292359</meta:creation-date>
    <dc:date>2017-10-18T18:47:02.898655512</dc:date>
    <meta:editing-duration>PT6H16M38S</meta:editing-duration>
    <meta:editing-cycles>14</meta:editing-cycles>
    <meta:generator>LibreOffice/5.0.6.2$Linux_X86_64 LibreOffice_project/00m0$Build-2</meta:generator>
    <meta:document-statistic meta:table-count="0" meta:image-count="0" meta:object-count="1" meta:page-count="4" meta:paragraph-count="21" meta:word-count="746" meta:character-count="4843" meta:non-whitespace-character-count="4093"/>
  </office:meta>
</office:document-meta>
</file>

<file path=Object 1/content.xml><?xml version="1.0" encoding="utf-8"?>
<math xmlns="http://www.w3.org/1998/Math/MathML" display="block">
  <semantics>
    <mrow>
      <mrow>
        <mo fence="true" stretchy="false">(</mo>
        <mrow>
          <mrow>
            <mi>n</mi>
            <mo stretchy="false">−</mo>
            <mn>1</mn>
          </mrow>
        </mrow>
        <mo fence="true" stretchy="false">)</mo>
      </mrow>
      <mi>!</mi>
      <mrow>
        <mo fence="true" stretchy="false">(</mo>
        <mrow>
          <mrow>
            <mi>n</mi>
            <mo stretchy="false">−</mo>
            <mn>3</mn>
          </mrow>
        </mrow>
        <mo fence="true" stretchy="false">)</mo>
      </mrow>
      <mi>!</mi>
      <mrow>
        <mo fence="true" stretchy="false">(</mo>
        <mrow>
          <mrow>
            <mi>n</mi>
            <mo stretchy="false">−</mo>
            <mn>5</mn>
          </mrow>
        </mrow>
        <mo fence="true" stretchy="false">)</mo>
      </mrow>
      <mi>!</mi>
      <mn>...</mn>
      <mrow>
        <mo fence="true" stretchy="false">(</mo>
        <mrow>
          <mrow>
            <mi>n</mi>
            <mo stretchy="false">−</mo>
            <mrow>
              <mo fence="true" stretchy="false">(</mo>
              <mrow>
                <mrow>
                  <mi>n</mi>
                  <mo stretchy="false">−</mo>
                  <mn>1</mn>
                </mrow>
              </mrow>
              <mo fence="true" stretchy="false">)</mo>
            </mrow>
          </mrow>
        </mrow>
        <mo fence="true" stretchy="false">)</mo>
      </mrow>
      <mi>!</mi>
      <msup>
        <mn>2</mn>
        <mrow>
          <mo fence="true" stretchy="false">(</mo>
          <mrow>
            <mrow>
              <mrow>
                <mo fence="true" stretchy="false">(</mo>
                <mrow>
                  <mrow>
                    <mi>n</mi>
                    <mo stretchy="false">−</mo>
                    <mn>1</mn>
                  </mrow>
                </mrow>
                <mo fence="true" stretchy="false">)</mo>
              </mrow>
              <mi>x</mi>
              <mfrac>
                <mi>n</mi>
                <mn>2</mn>
              </mfrac>
            </mrow>
          </mrow>
          <mo fence="true" stretchy="false">)</mo>
        </mrow>
      </msup>
    </mrow>
    <annotation encoding="StarMath 5.0">( n-1 )!( n-3)!( n-5 )!...(n-(n-1))! 2 ^ (( n-1 ) x {n} over {2} )</annotation>
  </semantics>
</math>
</file>